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6de" officeooo:paragraph-rsid="0009a05f"/>
    </style:style>
    <style:style style:name="P2" style:family="paragraph" style:parent-style-name="Standard">
      <style:text-properties officeooo:paragraph-rsid="0009a05f"/>
    </style:style>
    <style:style style:name="T1" style:family="text">
      <style:text-properties officeooo:rsid="000ffcbc"/>
    </style:style>
    <style:style style:name="T2" style:family="text">
      <style:text-properties officeooo:rsid="000bb6de"/>
    </style:style>
    <style:style style:name="T3" style:family="text">
      <style:text-properties officeooo:rsid="00102d27"/>
    </style:style>
    <style:style style:name="T4" style:family="text">
      <style:text-properties officeooo:rsid="0009a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2 </text:span>Scouts<text:tab/><text:tab/><text:tab/><text:span text:style-name="T4">4</text:span><text:tab/><text:tab/></text:p>
      <text:p text:style-name="P1"><text:span text:style-name="T1"><text:tab/>3 </text:span>Engineer (disarm traps)<text:tab/><text:span text:style-name="T4">5</text:span></text:p>
      <text:p text:style-name="P2"><text:span text:style-name="T2"><text:tab/></text:span><text:span text:style-name="T1">4 </text:span><text:span text:style-name="T3">Reserve</text:span><text:span text:style-name="T2"><text:tab/><text:tab/><text:tab/></text:span><text:span text:style-name="T4">6</text:span></text:p>
      <text:p text:style-name="P1"><text:tab/><text:span text:style-name="T1">5 </text:span>Footmen<text:tab/><text:tab/><text:tab/><text:span text:style-name="T4">7</text:span><text:tab/></text:p>
      <text:p text:style-name="P1"><text:tab/><text:span text:style-name="T1">6 </text:span>Calvary<text:tab/><text:tab/><text:tab/><text:span text:style-name="T4">8</text:span><text:tab/><text:tab/></text:p>
      <text:p text:style-name="P2"><text:span text:style-name="T2"><text:tab/></text:span><text:span text:style-name="T1">7 </text:span><text:span text:style-name="T3">Seer</text:span><text:span text:style-name="T2"><text:tab/><text:tab/><text:tab/><text:tab/></text:span><text:span text:style-name="T4">9</text:span><text:span text:style-name="T2"><text:tab/><text:tab/></text:span></text:p>
      <text:p text:style-name="P1"><text:tab/><text:span text:style-name="T1">8 </text:span>Captain<text:tab/><text:tab/><text:tab/><text:span text:style-name="T4">10</text:span><text:tab/><text:tab/></text:p>
      <text:p text:style-name="P1"><text:tab/><text:span text:style-name="T1">9 </text:span>Lieutenant<text:tab/><text:tab/><text:tab/><text:span text:style-name="T4">11</text:span><text:tab/><text:tab/></text:p>
      <text:p text:style-name="P1"><text:tab/><text:span text:style-name="T1">10 </text:span>Commander<text:tab/><text:tab/><text:span text:style-name="T4">12</text:span><text:tab/></text:p>
      <text:p text:style-name="P2"><text:span text:style-name="T2"><text:tab/></text:span><text:span text:style-name="T3">Special Ops<text:tab/><text:tab/><text:tab/></text:span><text:span text:style-name="T4">3</text:span><text:span text:style-name="T3"><text:tab/><text:tab/></text:span></text:p>
      <text:p text:style-name="P1"/>
      <text:p text:style-name="P1"><text:tab/>Trap<text:tab/><text:tab/><text:tab/><text:span text:style-name="T1">X 6</text:span></text:p>
      <text:p text:style-name="P1"><text:tab/><text:span text:style-name="T1">Flag <text:tab/><text:tab/><text:tab/>X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03:24:28.616593247</meta:creation-date>
    <meta:generator>LibreOffice/6.4.7.2$Linux_X86_64 LibreOffice_project/40$Build-2</meta:generator>
    <dc:date>2021-09-11T11:07:27.329031058</dc:date>
    <meta:editing-duration>PT7H32M41S</meta:editing-duration>
    <meta:editing-cycles>1</meta:editing-cycles>
    <meta:document-statistic meta:table-count="0" meta:image-count="0" meta:object-count="0" meta:page-count="1" meta:paragraph-count="12" meta:word-count="38" meta:character-count="198" meta:non-whitespace-character-count="123"/>
  </office:meta>
</office:document-meta>
</file>